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93e5" officeooo:paragraph-rsid="001393e5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93e5" officeooo:paragraph-rsid="001393e5" style:font-size-asian="16pt" style:font-size-complex="16pt"/>
    </style:style>
    <style:style style:name="P6" style:family="paragraph" style:parent-style-name="Standard">
      <style:text-properties style:font-name="Courier" fo:font-size="16pt" officeooo:paragraph-rsid="001393e5" style:font-size-asian="16pt" style:font-size-complex="16pt"/>
    </style:style>
    <style:style style:name="T1" style:family="text">
      <style:text-properties officeooo:rsid="001393e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93e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sus, Thy Blood and Righteousness</text:p>
      <text:p text:style-name="P1"/>
      <text:p text:style-name="P5">Jesus, Thy blood and righteousness</text:p>
      <text:p text:style-name="P5">My beauty are, my glorious dress,</text:p>
      <text:p text:style-name="P5">‘Midst flaming worlds, in these arrayed,</text:p>
      <text:p text:style-name="P5">With shall I lift up my head.</text:p>
      <text:p text:style-name="P5"/>
      <text:p text:style-name="P5">Bold shall I stand in Thy great day,</text:p>
      <text:p text:style-name="P5">For who aught to my charge shall lay?</text:p>
      <text:p text:style-name="P5">Fully absolved through these I am,</text:p>
      <text:p text:style-name="P5">From sin and fear, from guilt and shame.</text:p>
      <text:p text:style-name="P5"/>
      <text:p text:style-name="P5">Lord, I believe Thy precious blood,</text:p>
      <text:p text:style-name="P5">Which, at the Mercy Seat of God,</text:p>
      <text:p text:style-name="P5">Forever doth for sinners plead,</text:p>
      <text:p text:style-name="P5">For me, e’en for my soul was shed.</text:p>
      <text:p text:style-name="P5"/>
      <text:p text:style-name="P5">Lord, I believe were sinners more</text:p>
      <text:p text:style-name="P5">Than sands upon the ocean shore,</text:p>
      <text:p text:style-name="P5">Thou hast for all a ransom paid,</text:p>
      <text:p text:style-name="P5">For all a full atonement made.</text:p>
      <text:p text:style-name="P2"><text:span text:style-name="T2"/></text:p>
      <text:p text:style-name="P2"/>
      <text:p text:style-name="P2">Composer: <text:span text:style-name="T1">William Gardiner’s “</text:span><text:span text:style-name="T3">Sacred Melodies</text:span><text:span text:style-name="T1">” 1815</text:span></text:p>
      <text:p text:style-name="P2">Lyricist: <text:span text:style-name="T1">Nicolas L. von Zinzendorf (1700-1760)</text:span></text:p>
      <text:p text:style-name="P6"><text:span text:style-name="T1">Translated: John Wesley (1703-1791)</text:span></text:p>
      <text:p text:style-name="P6"/>
      <text:p text:style-name="P6"/>
      <text:p text:style-name="P5">Hymns of Truth and Praise 2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0:40:35.894721195</meta:creation-date>
    <meta:editing-duration>PT8M34S</meta:editing-duration>
    <meta:editing-cycles>2</meta:editing-cycles>
    <meta:generator>LibreOffice/6.2.8.2$MacOSX_X86_64 LibreOffice_project/f82ddfca21ebc1e222a662a32b25c0c9d20169ee</meta:generator>
    <dc:title>TubaHymn</dc:title>
    <dc:date>2020-04-25T10:49:09.157602470</dc:date>
    <meta:document-statistic meta:table-count="0" meta:image-count="0" meta:object-count="0" meta:page-count="1" meta:paragraph-count="21" meta:word-count="132" meta:character-count="737" meta:non-whitespace-character-count="626"/>
    <meta:template xlink:type="simple" xlink:actuate="onRequest" xlink:title="TubaHymn" xlink:href="../../../../../Library/Application%20Support/LibreOffice/4/user/template/TubaHymn1.ott" meta:date="2020-04-25T10:40:35.506899107"/>
  </office:meta>
</office:document-meta>
</file>